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 svg:font-family="arial"/>
    <style:font-face style:name="arial1" svg:font-family="arial, sans-serif"/>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writing-mode="lr-tb"/>
    </style:style>
    <style:style style:name="Table1.A" style:family="table-column">
      <style:table-column-properties style:column-width="3.433cm"/>
    </style:style>
    <style:style style:name="Table1.B"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1.A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P3"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4" style:family="paragraph" style:parent-style-name="Footer">
      <style:paragraph-properties>
        <style:tab-stops>
          <style:tab-stop style:position="8.5cm" style:type="center"/>
          <style:tab-stop style:position="16.034cm" style:type="right"/>
        </style:tab-stops>
      </style:paragraph-properties>
    </style:style>
    <style:style style:name="P5" style:family="paragraph" style:parent-style-name="PPIG_20_Affiliation">
      <style:text-properties fo:background-color="#ffff00"/>
    </style:style>
    <style:style style:name="P6" style:family="paragraph" style:parent-style-name="PPIG_20_Affiliation">
      <style:text-properties officeooo:rsid="001bb5d5" officeooo:paragraph-rsid="001bb5d5" fo:background-color="#ffff00"/>
    </style:style>
    <style:style style:name="P7" style:family="paragraph" style:parent-style-name="PPIG_20_Affiliation">
      <style:text-properties officeooo:rsid="001b0b8d" officeooo:paragraph-rsid="001b0b8d" fo:background-color="#ffff00"/>
    </style:style>
    <style:style style:name="P8" style:family="paragraph" style:parent-style-name="PPIG_20_Affiliation">
      <style:text-properties officeooo:paragraph-rsid="001bb5d5" fo:background-color="#ffff00"/>
    </style:style>
    <style:style style:name="P9" style:family="paragraph" style:parent-style-name="PPIG_20_Author">
      <style:text-properties officeooo:rsid="001b0b8d" officeooo:paragraph-rsid="001b0b8d" fo:background-color="#ffff00"/>
    </style:style>
    <style:style style:name="P10" style:family="paragraph" style:parent-style-name="PPIG_20_Heading_20_Level_20_1">
      <style:text-properties officeooo:rsid="00216f41" officeooo:paragraph-rsid="00216f41"/>
    </style:style>
    <style:style style:name="P11" style:family="paragraph" style:parent-style-name="PPIG_20_Heading_20_Level_20_1">
      <style:paragraph-properties fo:break-before="page"/>
    </style:style>
    <style:style style:name="P12" style:family="paragraph" style:parent-style-name="PPIG_20_Keywords">
      <style:text-properties officeooo:paragraph-rsid="001bb5d5"/>
    </style:style>
    <style:style style:name="P13" style:family="paragraph" style:parent-style-name="PPIG_20_Normal">
      <style:text-properties officeooo:rsid="001ef09e" officeooo:paragraph-rsid="001ef09e"/>
    </style:style>
    <style:style style:name="P14" style:family="paragraph" style:parent-style-name="PPIG_20_Normal">
      <style:text-properties officeooo:rsid="00214028" officeooo:paragraph-rsid="00214028"/>
    </style:style>
    <style:style style:name="P15" style:family="paragraph" style:parent-style-name="PPIG_20_Normal">
      <style:text-properties officeooo:rsid="00216f41" officeooo:paragraph-rsid="00216f41"/>
    </style:style>
    <style:style style:name="P16" style:family="paragraph" style:parent-style-name="PPIG_20_Normal">
      <style:text-properties officeooo:paragraph-rsid="00216f41"/>
    </style:style>
    <style:style style:name="P17" style:family="paragraph" style:parent-style-name="PPIG_20_Normal">
      <style:text-properties officeooo:rsid="00216f41" officeooo:paragraph-rsid="00216f41" fo:background-color="#ffff00"/>
    </style:style>
    <style:style style:name="P18" style:family="paragraph" style:parent-style-name="PPIG_20_Heading_20_Level_20_2">
      <style:text-properties officeooo:paragraph-rsid="00216f41"/>
    </style:style>
    <style:style style:name="P19" style:family="paragraph" style:parent-style-name="PPIG_20_Abstract">
      <style:text-properties officeooo:rsid="001d3a30" officeooo:paragraph-rsid="001d3a30" fo:background-color="#ffff00"/>
    </style:style>
    <style:style style:name="P20" style:family="paragraph" style:parent-style-name="PPIG_20_Table_20_Entry">
      <style:text-properties officeooo:paragraph-rsid="00216f41"/>
    </style:style>
    <style:style style:name="P21" style:family="paragraph" style:parent-style-name="PPIG_20_Caption">
      <style:text-properties officeooo:paragraph-rsid="00216f41"/>
    </style:style>
    <style:style style:name="P22" style:family="paragraph" style:parent-style-name="PPIG_20_Code">
      <style:text-properties officeooo:paragraph-rsid="00216f41"/>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2pt" fo:font-style="italic" fo:background-color="#ffff00" style:font-size-asian="12pt" style:font-style-asian="italic"/>
    </style:style>
    <style:style style:name="P25" style:family="paragraph" style:parent-style-name="PPIG_20_Affiliation">
      <style:text-properties officeooo:rsid="001bb5d5" officeooo:paragraph-rsid="001bb5d5" fo:background-color="#ffff00"/>
    </style:style>
    <style:style style:name="P26" style:family="paragraph" style:parent-style-name="PPIG_20_Heading_20_Level_20_1">
      <style:text-properties officeooo:rsid="00216f41" officeooo:paragraph-rsid="00216f41"/>
    </style:style>
    <style:style style:name="P27" style:family="paragraph" style:parent-style-name="PPIG_20_Title" style:master-page-name="Standard">
      <style:paragraph-properties style:page-number="auto"/>
      <style:text-properties officeooo:rsid="001b0b8d" officeooo:paragraph-rsid="001b0b8d"/>
    </style:style>
    <style:style style:name="P28" style:family="paragraph" style:parent-style-name="PPIG_20_Reference">
      <style:text-properties fo:color="#000000" style:font-name="Times New Roman1" fo:font-size="11pt" fo:font-weight="normal" officeooo:rsid="001ef09e" officeooo:paragraph-rsid="001ef09e" style:font-size-asian="11pt" style:font-weight-asian="normal" style:font-size-complex="11pt" style:font-weight-complex="normal"/>
    </style:style>
    <style:style style:name="P29" style:family="paragraph" style:parent-style-name="PPIG_20_Normal">
      <style:text-properties officeooo:rsid="00214028" officeooo:paragraph-rsid="00214028" fo:background-color="#ffff00"/>
    </style:style>
    <style:style style:name="P30" style:family="paragraph" style:parent-style-name="PPIG_20_Normal">
      <style:text-properties officeooo:rsid="00216f41" officeooo:paragraph-rsid="00216f41" fo:background-color="#ffff00"/>
    </style:style>
    <style:style style:name="P31" style:family="paragraph" style:parent-style-name="PPIG_20_Normal">
      <style:text-properties officeooo:paragraph-rsid="0029544d"/>
    </style:style>
    <style:style style:name="P32" style:family="paragraph" style:parent-style-name="PPIG_20_Keywords">
      <style:text-properties officeooo:rsid="001b0b8d" officeooo:paragraph-rsid="001bb5d5"/>
    </style:style>
    <style:style style:name="T1" style:family="text">
      <style:text-properties fo:font-size="9pt" style:font-size-asian="9pt"/>
    </style:style>
    <style:style style:name="T2" style:family="text">
      <style:text-properties fo:language="en" fo:country="GB"/>
    </style:style>
    <style:style style:name="T3" style:family="text">
      <style:text-properties style:font-name-asian="Courier New"/>
    </style:style>
    <style:style style:name="T4" style:family="text">
      <style:text-properties fo:font-variant="normal" fo:text-transform="none" fo:color="#000000" style:font-name="wf segoe-ui normal" fo:font-size="9pt" fo:letter-spacing="normal" fo:font-style="normal" fo:font-weight="normal" fo:background-color="#ffffff" loext:char-shading-value="0" loext:padding="0cm" loext:border="none"/>
    </style:style>
    <style:style style:name="T5" style:family="text">
      <style:text-properties fo:font-variant="normal" fo:text-transform="none" fo:color="#000000" style:font-name="Times New Roman1" fo:font-size="11pt" fo:letter-spacing="normal" fo:font-style="normal" fo:font-weight="normal" officeooo:rsid="001ef09e" fo:background-color="transparent" loext:char-shading-value="0" style:font-size-asian="11pt" style:font-weight-asian="normal" style:font-size-complex="11pt" style:font-weight-complex="normal"/>
    </style:style>
    <style:style style:name="T6" style:family="text">
      <style:text-properties fo:font-variant="normal" fo:text-transform="none" fo:color="#000000" style:font-name="Times New Roman1" fo:font-size="11pt" fo:letter-spacing="normal" fo:font-style="normal" fo:font-weight="normal" officeooo:rsid="002714d8" fo:background-color="transparent" loext:char-shading-value="0" style:font-size-asian="11pt" style:font-weight-asian="normal" style:font-size-complex="11pt" style:font-weight-complex="normal"/>
    </style:style>
    <style:style style:name="T7" style:family="text">
      <style:text-properties fo:font-variant="normal" fo:text-transform="none" fo:color="#000000" style:font-name="Times New Roman1" fo:font-size="11pt" fo:letter-spacing="normal" fo:font-style="normal" fo:font-weight="normal" officeooo:rsid="0029544d" fo:background-color="transparent" loext:char-shading-value="0" style:font-size-asian="11pt" style:font-weight-asian="normal" style:font-size-complex="11pt" style:font-weight-complex="normal"/>
    </style:style>
    <style:style style:name="T8" style:family="text">
      <style:text-properties fo:font-variant="normal" fo:text-transform="none" fo:color="#000000" style:font-name="Times New Roman1" fo:font-size="11pt" fo:letter-spacing="normal" fo:font-style="normal" fo:font-weight="normal" officeooo:rsid="00214028"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style:font-name="Times New Roman1" fo:font-size="11pt" fo:letter-spacing="normal" fo:font-style="normal" fo:font-weight="normal" officeooo:rsid="00214028" fo:background-color="#ffff00" loext:char-shading-value="0" style:font-size-asian="11pt" style:font-weight-asian="normal" style:font-size-complex="11pt" style:font-weight-complex="normal"/>
    </style:style>
    <style:style style:name="T10" style:family="text">
      <style:text-properties fo:font-variant="normal" fo:text-transform="none" fo:color="#333333" style:font-name="Open Sans" fo:font-size="12pt" fo:letter-spacing="normal" fo:font-style="normal" fo:font-weight="bold" fo:background-color="transparent" loext:char-shading-value="0"/>
    </style:style>
    <style:style style:name="T11" style:family="text">
      <style:text-properties fo:font-variant="normal" fo:text-transform="none" fo:color="#333333" style:font-name="Open Sans" fo:font-size="12pt" fo:letter-spacing="normal" fo:font-style="normal" fo:background-color="transparent" loext:char-shading-value="0"/>
    </style:style>
    <style:style style:name="T12" style:family="text">
      <style:text-properties fo:font-variant="normal" fo:text-transform="none" fo:color="#333333" style:font-name="Open Sans" fo:font-size="12pt" fo:letter-spacing="normal" fo:font-style="italic" fo:background-color="transparent" loext:char-shading-value="0"/>
    </style:style>
    <style:style style:name="T13" style:family="text">
      <style:text-properties fo:font-variant="normal" fo:text-transform="none" fo:color="#333333" style:font-name="Open Sans" fo:font-size="12pt" fo:letter-spacing="normal" fo:font-style="italic" fo:font-weight="bold" fo:background-color="transparent" loext:char-shading-value="0"/>
    </style:style>
    <style:style style:name="T14" style:family="text">
      <style:text-properties fo:font-variant="normal" fo:text-transform="none" fo:color="#333333" style:font-name="Open Sans" fo:letter-spacing="normal" fo:font-style="normal" fo:background-color="transparent" loext:char-shading-value="0"/>
    </style:style>
    <style:style style:name="T15" style:family="text">
      <style:text-properties fo:font-variant="normal" fo:text-transform="none" fo:color="#333333" style:font-name="Open Sans" fo:letter-spacing="normal" fo:font-style="normal" fo:font-weight="bold" fo:background-color="transparent" loext:char-shading-value="0"/>
    </style:style>
    <style:style style:name="T16" style:family="text">
      <style:text-properties fo:font-variant="normal" fo:text-transform="none" fo:color="#333333" style:font-name="Open Sans" fo:letter-spacing="normal" fo:font-style="italic" fo:font-weight="bold" fo:background-color="transparent" loext:char-shading-value="0"/>
    </style:style>
    <style:style style:name="T17" style:family="text">
      <style:text-properties fo:font-variant="normal" fo:text-transform="none" fo:color="#333333" style:font-name="Open Sans" fo:letter-spacing="normal" fo:font-style="italic" fo:background-color="transparent" loext:char-shading-value="0"/>
    </style:style>
    <style:style style:name="T18" style:family="text">
      <style:text-properties fo:font-variant="normal" fo:text-transform="none" fo:color="#333333" fo:letter-spacing="normal" fo:font-style="normal" fo:font-weight="bold" fo:background-color="transparent" loext:char-shading-value="0"/>
    </style:style>
    <style:style style:name="T19" style:family="text">
      <style:text-properties fo:font-variant="normal" fo:text-transform="none" fo:color="#333333" fo:letter-spacing="normal" fo:font-style="normal" fo:background-color="transparent" loext:char-shading-value="0"/>
    </style:style>
    <style:style style:name="T20" style:family="text">
      <style:text-properties fo:font-variant="normal" fo:text-transform="none" fo:color="#333333" fo:letter-spacing="normal" fo:font-style="italic" fo:font-weight="bold" fo:background-color="transparent" loext:char-shading-value="0"/>
    </style:style>
    <style:style style:name="T21" style:family="text">
      <style:text-properties fo:font-variant="normal" fo:text-transform="none" fo:color="#333333" fo:letter-spacing="normal" fo:font-style="italic" fo:background-color="transparent" loext:char-shading-value="0"/>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background-color="transparent" loext:char-shading-value="0"/>
    </style:style>
    <style:style style:name="T24" style:family="text">
      <style:text-properties fo:font-variant="normal" fo:text-transform="none" fo:letter-spacing="normal" fo:font-style="normal" officeooo:rsid="0027ed6f" fo:background-color="transparent" loext:char-shading-value="0"/>
    </style:style>
    <style:style style:name="T25" style:family="text">
      <style:text-properties fo:font-variant="normal" fo:text-transform="none" fo:letter-spacing="normal" fo:font-style="normal" fo:background-color="#ffffff"/>
    </style:style>
    <style:style style:name="T26" style:family="text">
      <style:text-properties fo:font-variant="normal" fo:text-transform="none" fo:letter-spacing="normal" fo:font-style="normal" officeooo:rsid="0027ed6f" fo:background-color="#ffffff"/>
    </style:style>
    <style:style style:name="T27" style:family="text">
      <style:text-properties fo:font-variant="normal" fo:text-transform="none" fo:letter-spacing="normal" fo:font-style="normal" fo:background-color="#ffcc00" loext:char-shading-value="0"/>
    </style:style>
    <style:style style:name="T28" style:family="text">
      <style:text-properties fo:font-variant="normal" fo:text-transform="none" fo:letter-spacing="normal" fo:font-style="normal" fo:background-color="#ffcc00" loext:char-shading-value="0"/>
    </style:style>
    <style:style style:name="T29" style:family="text">
      <style:text-properties fo:font-variant="normal" fo:text-transform="none" fo:letter-spacing="normal" fo:font-style="normal" officeooo:rsid="0027ed6f" fo:background-color="#ffcc00" loext:char-shading-value="0"/>
    </style:style>
    <style:style style:name="T30" style:family="text">
      <style:text-properties fo:font-variant="normal" fo:text-transform="none" fo:letter-spacing="normal" fo:font-style="normal" officeooo:rsid="0027ed6f" fo:background-color="#ffcc00" loext:char-shading-value="0"/>
    </style:style>
    <style:style style:name="T31" style:family="text">
      <style:text-properties fo:font-variant="normal" fo:text-transform="none" fo:letter-spacing="normal" fo:font-style="italic" fo:background-color="transparent" loext:char-shading-value="0"/>
    </style:style>
    <style:style style:name="T32" style:family="text">
      <style:text-properties fo:font-variant="normal" fo:text-transform="none" fo:letter-spacing="normal" fo:font-style="italic" fo:background-color="#ffffff"/>
    </style:style>
    <style:style style:name="T33" style:family="text">
      <style:text-properties fo:font-variant="normal" fo:text-transform="none" fo:letter-spacing="normal" fo:font-style="italic" fo:background-color="#ffcc00" loext:char-shading-value="0"/>
    </style:style>
    <style:style style:name="T34" style:family="text">
      <style:text-properties fo:font-variant="normal" fo:text-transform="none" fo:letter-spacing="normal" fo:font-style="italic" fo:background-color="#ffcc00" loext:char-shading-value="0"/>
    </style:style>
    <style:style style:name="T35" style:family="text">
      <style:text-properties officeooo:rsid="00214028" fo:background-color="#ffffff" loext:char-shading-value="0"/>
    </style:style>
    <style:style style:name="T36" style:family="text">
      <style:text-properties officeooo:rsid="0021adc1" fo:background-color="#ffffff" loext:char-shading-value="0"/>
    </style:style>
    <style:style style:name="T37" style:family="text">
      <style:text-properties officeooo:rsid="0025e485" fo:background-color="#ffffff" loext:char-shading-value="0"/>
    </style:style>
    <style:style style:name="T38" style:family="text">
      <style:text-properties officeooo:rsid="002714d8" fo:background-color="#ffffff" loext:char-shading-value="0"/>
    </style:style>
    <style:style style:name="T39" style:family="text">
      <style:text-properties officeooo:rsid="0028b5b3" fo:background-color="#ffffff" loext:char-shading-value="0"/>
    </style:style>
    <style:style style:name="T40" style:family="text">
      <style:text-properties officeooo:rsid="001e0053"/>
    </style:style>
    <style:style style:name="T41" style:family="text">
      <style:text-properties officeooo:rsid="00200622"/>
    </style:style>
    <style:style style:name="T42" style:family="text">
      <style:text-properties fo:background-color="#ffff00" loext:char-shading-value="0"/>
    </style:style>
    <style:style style:name="T43" style:family="text">
      <style:text-properties officeooo:rsid="00214028" fo:background-color="#ffff00" loext:char-shading-value="0"/>
    </style:style>
    <style:style style:name="T44" style:family="text">
      <style:text-properties officeooo:rsid="0021adc1" fo:background-color="#ffff00" loext:char-shading-value="0"/>
    </style:style>
    <style:style style:name="T45" style:family="text">
      <style:text-properties officeooo:rsid="00216f41"/>
    </style:style>
    <style:style style:name="T46" style:family="text">
      <style:text-properties officeooo:rsid="0021adc1"/>
    </style:style>
    <style:style style:name="T47" style:family="text">
      <style:text-properties fo:letter-spacing="normal" fo:font-style="italic" fo:background-color="transparent" loext:char-shading-value="0"/>
    </style:style>
    <style:style style:name="T48" style:family="text">
      <style:text-properties style:font-name="Times New Roman1" fo:font-size="11pt" fo:font-weight="normal" style:font-size-asian="11pt" style:font-weight-asian="normal" style:font-size-complex="11pt" style:font-weight-complex="normal"/>
    </style:style>
    <style:style style:name="T49" style:family="text">
      <style:text-properties style:font-name="Times New Roman1" fo:font-size="11pt" fo:font-weight="normal" fo:background-color="#ffff00" loext:char-shading-value="0" style:font-size-asian="11pt" style:font-weight-asian="normal" style:font-size-complex="11pt" style:font-weight-complex="normal"/>
    </style:style>
    <style:style style:name="T50" style:family="text">
      <style:text-properties officeooo:rsid="0028b5b3" fo:background-color="transparent" loext:char-shading-value="0"/>
    </style:style>
    <style:style style:name="T51" style:family="text">
      <style:text-properties officeooo:rsid="0028b5b3" fo:background-color="transparent" loext:char-shading-value="0"/>
    </style:style>
    <style:style style:name="T52" style:family="text">
      <style:text-properties officeooo:rsid="00214028" fo:background-color="transparent" loext:char-shading-value="0"/>
    </style:style>
    <style:style style:name="T53" style:family="text">
      <style:text-properties officeooo:rsid="00214028" fo:background-color="transparent" loext:char-shading-value="0"/>
    </style:style>
    <style:style style:name="T54" style:family="text">
      <style:text-properties officeooo:rsid="0025e485" fo:background-color="transparent" loext:char-shading-value="0"/>
    </style:style>
    <style:style style:name="T55" style:family="text">
      <style:text-properties officeooo:rsid="0025e485" fo:background-color="transparent" loext:char-shading-value="0"/>
    </style:style>
    <style:style style:name="T56" style:family="text">
      <style:text-properties officeooo:rsid="002714d8" fo:background-color="transparent" loext:char-shading-value="0"/>
    </style:style>
    <style:style style:name="T57" style:family="text">
      <style:text-properties officeooo:rsid="002714d8" fo:background-color="transparent" loext:char-shading-value="0"/>
    </style:style>
    <style:style style:name="T58" style:family="text">
      <style:text-properties officeooo:rsid="00200622" fo:background-color="#ffcc00" loext:char-shading-value="0"/>
    </style:style>
    <style:style style:name="T59" style:family="text">
      <style:text-properties officeooo:rsid="0025dfe4" fo:background-color="#ffcc00" loext:char-shading-value="0"/>
    </style:style>
    <style:style style:name="T60" style:family="text"/>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es Nesting in Smaller Cavities and Swarming More Frequently Aid Persistence Of <text:span text:style-name="T46">European Honey Bee</text:span>s In The Wild When Infected With Varroa <text:span text:style-name="T46">Destructors</text:span>?</text:p>
      <text:p text:style-name="P23"/>
      <text:p text:style-name="P23"/>
      <text:section text:style-name="Sect1" text:name="Section1">
        <text:p text:style-name="P9">Jonathan Humphreys</text:p>
        <text:p text:style-name="P24"/>
        <text:p text:style-name="P5">School of Computing</text:p>
        <text:p text:style-name="P5">Teesside University</text:p>
        <text:p text:style-name="P6">P4048801@live.tees.ac.uk</text:p>
        <text:p text:style-name="P8"/>
        <text:p text:style-name="P9">Zohra Elkamel</text:p>
        <text:p text:style-name="P24"/>
        <text:p text:style-name="P7">School of Computing</text:p>
        <text:p text:style-name="P7">Teesside University</text:p>
        <text:p text:style-name="P6">L1463274@live.tees.ac.uk</text:p>
      </text:section>
      <text:section text:style-name="Sect2" text:name="Section2">
        <text:p text:style-name="P12"/>
        <text:p text:style-name="P32">VIS3071-N Does Nesting in Smaller Cavities and Swarming More Frequently Aid Persistence Of <text:span text:style-name="T46">European Honey </text:span>Bee’s In The Wild When Infected <text:span text:style-name="T46">With</text:span> Varroa <text:span text:style-name="T46">Destructors</text:span>? </text:p>
        <text:p text:style-name="PPIG_20_Heading_20_Level_20_1">Abstract<text:span text:style-name="T4"> </text:span></text:p>
        <text:p text:style-name="P19">Still to write.</text:p>
        <text:p text:style-name="PPIG_20_Heading_20_Level_20_1">1. <text:span text:style-name="T40">Introduction</text:span></text:p>
        <text:p text:style-name="P13">The agent based model discussed within this paper has been constructed <text:span text:style-name="T46">with</text:span> NetLogo, to represent a world that is <text:span text:style-name="T41">representative of the environment <text:s/>that bee’s and Varroa mites interact within in the wild, and ultimately to support or oppose the hypothesis that nesting within smaller cavities, and as a result swarming more frequently</text:span><text:span text:style-name="T58"> (</text:span><text:span text:style-name="T59">Simpson, Riedel 1963)</text:span><text:span text:style-name="T58">], </text:span><text:span text:style-name="T35">helps to sustain the bee population in the wild, when infected with Varroa</text:span><text:span text:style-name="T36">s</text:span><text:span text:style-name="T35">.</text:span></text:p>
        <text:p text:style-name="P31"><text:span text:style-name="T35">The infe</text:span><text:span text:style-name="T36">station</text:span><text:span text:style-name="T35"> of </text:span><text:span text:style-name="T36">the bee’s hive</text:span><text:span text:style-name="T35"> begins when a </text:span><text:span text:style-name="T36">Varroa</text:span><text:span text:style-name="T35"> latches onto a bee and waits for the bee to </text:span><text:span text:style-name="T36">enter</text:span><text:span text:style-name="T35"> to </text:span><text:span text:style-name="T36">a</text:span><text:span text:style-name="T35"> hive. The mite then </text:span><text:span text:style-name="T36">leaves its initial host and </text:span><text:span text:style-name="T35">nests its self in an uncapped brood cell </text:span><text:span text:style-name="T36">until it is sealed. The mite then</text:span><text:span text:style-name="T35"> feeds its self from the developing bee’s </text:span><text:span text:style-name="T36">haemolymph</text:span><text:span text:style-name="T35">, </text:span><text:span text:style-name="T36">whilst breeding, </text:span><text:span text:style-name="T35">until </text:span><text:span text:style-name="T36">the bee</text:span><text:span text:style-name="T35"> is ready to leave the brood cell and join the </text:span><text:span text:style-name="T36">colony</text:span><text:span text:style-name="T35">, with </text:span><text:span text:style-name="T39">p</text:span><text:span text:style-name="T51">otentially multiple Varroas. </text:span><text:span text:style-name="T53">These mites will then infect other bees and the cycle repeats. </text:span><text:span text:style-name="T7">(</text:span><text:span text:style-name="T5">Huang </text:span><text:span text:style-name="T7">2012)</text:span><text:span text:style-name="T8"> </text:span><text:span text:style-name="T53">The </text:span><text:span text:style-name="T55">mites infect the bees with various diseases, </text:span><text:span text:style-name="T57">including Deformed Wing Virus (DWV) (</text:span><text:span text:style-name="T5">Francis, Nielsen, Kryger <text:s/>2013</text:span><text:span text:style-name="T6">)</text:span><text:span text:style-name="T38">, and can ultimately cause the collapse of a colony .</text:span><text:span text:style-name="T37"> </text:span><text:span text:style-name="T38">The </text:span><text:span text:style-name="T35"><text:s/>hypothesis’ logic is that as during swarming, bees have a period where there is no reproduction, and as a result the mites do not reproduce, </text:span><text:span text:style-name="T36">meaning that many di</text:span><text:span text:style-name="T38">e, allowing the overall bee population to sustain its self.</text:span><text:span text:style-name="T35">.</text:span></text:p>
        <text:p text:style-name="PPIG_20_Heading_20_Level_20_1">2. <text:span text:style-name="T45">Model</text:span></text:p>
        <text:p text:style-name="P17">The model presented represents an area of space in the wild, with every patch containing a potential place for bees to create a hive. </text:p>
        <text:p text:style-name="PPIG_20_Heading_20_Level_20_1">3. <text:span text:style-name="T45">Results</text:span></text:p>
        <text:p text:style-name="P17">Simulations ran by the model have indicated that:</text:p>
        <text:p text:style-name="P10">4. Analysis</text:p>
        <text:p text:style-name="P15"><text:span text:style-name="T42">The results appear to demonstrate that the hypothesis is</text:span> </text:p>
        <text:p text:style-name="P10">5. Conclusion</text:p>
        <text:p text:style-name="P17">The model has produced a lot of interesting results, and has modelled well the world that the bee’s exist, however maybe we should in future x</text:p>
        <text:p text:style-name="PPIG_20_Heading_20_Level_20_1"><text:soft-page-break/>5. References</text:p>
        <text:p text:style-name="P28"><text:span text:style-name="T22">Loftus, J. C., Smith, M. L., &amp; Seeley, T. D. (2016, March 11). How Hon</text:span><text:span text:style-name="T23">ey Bee Colonies Survive in the Wild: Testing the Importance of Small Nests and Frequent Swarming. </text:span><text:span text:style-name="T47">PLoS ONE,</text:span><text:span text:style-name="T31"> </text:span><text:span text:style-name="T47">11</text:span><text:span text:style-name="T23">(3). doi:10.1371/journal.pone.0150362</text:span></text:p>
        <text:p text:style-name="P28"><text:span text:style-name="T23"/></text:p>
        <text:p text:style-name="P28"><text:span text:style-name="T28">Simpson, J., &amp; Riedel, I. B. (1963, February 20). The Factor That Causes Swarming By Honeybee Colonies In Small Hi</text:span><text:span text:style-name="T30">v</text:span><text:span text:style-name="T28">es. </text:span><text:span text:style-name="T34">Journel of Apicultural Research,</text:span><text:span text:style-name="T28"> </text:span><text:span text:style-name="T34">2</text:span><text:span text:style-name="T28">(1). </text:span><text:a xlink:type="simple" xlink:href="http://dx.doi.org/10.1080/00218839.1963.11100056" text:style-name="Internet_20_link" text:visited-style-name="Visited_20_Internet_20_Link"><text:span text:style-name="T28">http://dx.doi.org/10.1080/00218839.1963.11100056</text:span></text:a></text:p>
        <text:p text:style-name="P28"><text:span text:style-name="T23"/></text:p>
        <text:p text:style-name="P28"><text:span text:style-name="T23">Francis, R. M., Nielsen, S. L., &amp; Kryger, P. (2013). Varroa-Virus Interaction in Collapsing Honey Bee Colonies. </text:span><text:span text:style-name="T31">PLoS ONE,</text:span><text:span text:style-name="T23"> </text:span><text:span text:style-name="T31">8</text:span><text:span text:style-name="T23">(3). doi:10.1371/journal.pone.0057540</text:span></text:p>
        <text:p text:style-name="P28"><text:span text:style-name="T23"/></text:p>
        <text:p text:style-name="P28"><text:span text:style-name="T23">Ziegelmann, B., Tolasch, T., Steidle, J. L., &amp; Rosenkranz, P. (2013). The mating behavior of Varroa destructor is triggered by a female sex pheromone. Part 2: Identification and dose-dependent effects of components of the Varroa sex pheromone. </text:span><text:span text:style-name="T31">Apidologie,</text:span><text:span text:style-name="T23"> </text:span><text:span text:style-name="T31">44</text:span><text:span text:style-name="T23">(4), 481-490. doi:10.1007/s13592-013-0198-5</text:span></text:p>
        <text:p text:style-name="P28"><text:span text:style-name="T23"/></text:p>
        <text:p text:style-name="P28"><text:span text:style-name="T23">Huang, Z. (2012, October). Varroa Mite Reproductive Biology. </text:span><text:span text:style-name="T31">American Bee Journal</text:span><text:span text:style-name="T23">. </text:span><text:span text:style-name="T28">doi:152: 981-985</text:span></text:p>
        <text:p text:style-name="P14"><text:a xlink:type="simple" xlink:href="https://www.youtube.com/watch?v=h-wDgd5yURo" text:style-name="Internet_20_link" text:visited-style-name="Visited_20_Internet_20_Link"><text:span text:style-name="T48">https://www.youtube.com/watch?v=h-wDgd5yURo</text:span></text:a><text:span text:style-name="T49"> (Delete this if you want)</text:span></text:p>
        <text:p text:style-name="P29"/>
        <text:p text:style-name="P29"/>
        <text:p text:style-name="P17">Assorted style stuff</text:p>
        <text:p text:style-name="P17"/>
        <text:p text:style-name="P18">1.1. Style Definition</text:p>
        <text:p text:style-name="P18">1.3. Figures and Tables</text:p>
        <text:p text:style-name="P16">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16"/>
        <table:table table:name="Table1" table:style-name="Table1">
          <table:table-column table:style-name="Table1.A"/>
          <table:table-column table:style-name="Table1.B"/>
          <table:table-row table:style-name="Table1.1">
            <table:table-cell table:style-name="Table1.A1" office:value-type="string">
              <text:p text:style-name="P20">Column A</text:p>
            </table:table-cell>
            <table:table-cell table:style-name="Table1.A1" office:value-type="string">
              <text:p text:style-name="P20">Column B</text:p>
            </table:table-cell>
          </table:table-row>
          <table:table-row table:style-name="Table1.1">
            <table:table-cell table:style-name="Table1.A2" office:value-type="string">
              <text:p text:style-name="P20">Row 1A</text:p>
            </table:table-cell>
            <table:table-cell table:style-name="Table1.A2" office:value-type="string">
              <text:p text:style-name="P20">Row 1B</text:p>
            </table:table-cell>
          </table:table-row>
          <table:table-row table:style-name="Table1.1">
            <table:table-cell table:style-name="Table1.A3" office:value-type="string">
              <text:p text:style-name="P20">Row 2A</text:p>
            </table:table-cell>
            <table:table-cell table:style-name="Table1.A3" office:value-type="string">
              <text:p text:style-name="P20">Row 2B</text:p>
            </table:table-cell>
          </table:table-row>
        </table:table>
        <text:p text:style-name="P21">Table 1 – A simple table, with caption.</text:p>
        <text:p text:style-name="P18">1.4. Code</text:p>
        <text:p text:style-name="P16">Sections of code should be formatted in Courier or Courier new. Code indention should be with spaces not tabs and with a vertical bar in the <text:span text:style-name="T2">left </text:span>margin. Use the PPIG Code style to achieve this. You may colour code text but this is not required.<text:line-break/></text:p>
        <text:p text:style-name="P22">defun p-mean( a, b) -&gt; res;</text:p>
        <text:p text:style-name="P22"><text:span text:style-name="T3"><text:s text:c="4"/></text:span>apply( *, a, b ) -&gt; c;</text:p>
        <text:p text:style-name="P22"><text:soft-page-break/><text:span text:style-name="T3"><text:s text:c="4"/></text:span>c / length(a) -&gt; res;</text:p>
        <text:p text:style-name="P22">enddef</text:p>
        <text:p text:style-name="P17"/>
        <text:p text:style-name="P11">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 svg:font-family="arial"/>
    <style:font-face style:name="arial1" svg:font-family="arial, sans-serif"/>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PPIG_20_Author" style:display-name="PPIG Author" style:family="paragraph" style:parent-style-name="Standard">
      <style:paragraph-properties fo:text-align="center" style:justify-single-word="false"/>
      <style:text-properties fo:font-size="11pt" style:font-size-asian="11pt"/>
    </style:style>
    <style:style style:name="PPIG_20_Affiliation" style:display-name="PPIG Affiliation" style:family="paragraph" style:parent-style-name="Standard">
      <style:paragraph-properties fo:text-align="center" style:justify-single-word="false"/>
      <style:text-properties fo:font-size="11pt" fo:font-style="italic" style:font-size-asian="11pt" style:font-style-asian="italic"/>
    </style:style>
    <style:style style:name="PPIG_20_Heading_20_Level_20_1" style:display-name="PPIG Heading Level 1" style:family="paragraph" style:parent-style-name="Standard" style:next-style-name="PPIG_20_Normal">
      <style:paragraph-properties fo:margin-top="0.635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sto" style:family="paragraph" style:parent-style-name="Standard">
      <style:paragraph-properties fo:margin-left="0cm" fo:margin-right="0cm" fo:line-height="0.353cm" fo:text-align="justify" style:justify-single-word="false" fo:text-indent="0.501cm" style:auto-text-indent="false"/>
    </style:style>
    <style:style style:name="PPIG_20_Reference" style:display-name="PPIG Reference" style:family="paragraph" style:parent-style-name="Standard">
      <style:paragraph-properties fo:margin-left="0.635cm" fo:margin-right="0cm" fo:margin-top="0.212cm" fo:margin-bottom="0cm" loext:contextual-spacing="false" fo:text-indent="-0.635cm" style:auto-text-indent="false"/>
      <style:text-properties fo:font-size="11pt" style:font-size-asian="11pt"/>
    </style:style>
    <style:style style:name="PPIG_20_Title" style:display-name="PPIG Title" style:family="paragraph" style:parent-style-name="Standard">
      <style:paragraph-properties fo:line-height="0.564cm" fo:text-align="center" style:justify-single-word="false"/>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style>
    <style:style style:name="PPIG_20_Keywords" style:display-name="PPIG Keywords" style:family="paragraph" style:parent-style-name="Standard"/>
    <style:style style:name="PPIG_20_Normal" style:display-name="PPIG Normal" style:family="paragraph" style:parent-style-name="Standard">
      <style:paragraph-properties fo:margin-top="0.212cm" fo:margin-bottom="0cm" loext:contextual-spacing="false"/>
      <style:text-properties fo:font-size="11pt" fo:language="none" fo:country="none" style:font-size-asian="11pt"/>
    </style:style>
    <style:style style:name="PPIG_20_Heading_20_Level_20_2" style:display-name="PPIG Heading Level 2" style:family="paragraph" style:parent-style-name="PPIG_20_Normal" style:next-style-name="PPIG_20_Normal">
      <style:paragraph-properties fo:margin-top="0.423cm" fo:margin-bottom="0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PPIG_20_Abstract" style:display-name="PPIG Abstract" style:family="paragraph" style:parent-style-name="PPIG_20_Normal"/>
    <style:style style:name="PPIG_20_Bullet" style:display-name="PPIG Bullet" style:family="paragraph" style:parent-style-name="PPIG_20_Normal" style:list-style-name="WW8Num3">
      <style:paragraph-properties fo:margin-left="1.501cm" fo:margin-right="0cm" fo:text-indent="-0.751cm" style:auto-text-indent="false">
        <style:tab-stops>
          <style:tab-stop style:position="0.751cm"/>
          <style:tab-stop style:position="1.501cm"/>
        </style:tab-stops>
      </style:paragraph-properties>
    </style:style>
    <style:style style:name="PPIG_20_Table_20_Entry" style:display-name="PPIG Table Entry" style:family="paragraph" style:parent-style-name="Standard">
      <style:paragraph-properties fo:margin-top="0.035cm" fo:margin-bottom="0.035cm" loext:contextual-spacing="false" fo:text-align="center" style:justify-single-word="false"/>
      <style:text-properties fo:font-size="11pt" style:font-size-asian="11pt"/>
    </style:style>
    <style:style style:name="PPIG_20_Caption" style:display-name="PPIG Caption" style:family="paragraph" style:parent-style-name="PPIG_20_Normal">
      <style:paragraph-properties fo:margin-top="0.212cm" fo:margin-bottom="0.212cm" loext:contextual-spacing="false" fo:text-align="center" style:justify-single-word="false"/>
      <style:text-properties fo:font-style="italic" style:font-style-asian="italic"/>
    </style:style>
    <style:style style:name="PPIG_20_Numbered" style:display-name="PPIG Numbered" style:family="paragraph" style:parent-style-name="PPIG_20_Bullet" style:list-style-name="WW8Num2">
      <style:paragraph-properties fo:margin-left="1.501cm" fo:margin-right="0cm" fo:text-indent="-0.751cm" style:auto-text-indent="false">
        <style:tab-stops>
          <style:tab-stop style:position="0.751cm"/>
          <style:tab-stop style:position="1.501cm"/>
        </style:tab-stops>
      </style:paragraph-properties>
    </style:style>
    <style:style style:name="PPIG_20_Indent" style:display-name="PPIG Indent" style:family="paragraph" style:parent-style-name="PPIG_20_Bullet" style:list-style-name="WW8StyleNum">
      <style:paragraph-properties fo:margin-left="1.111cm" fo:margin-right="0cm" fo:text-indent="0cm" style:auto-text-indent="false">
        <style:tab-stops>
          <style:tab-stop style:position="0.751cm"/>
          <style:tab-stop style:position="1.501cm"/>
        </style:tab-stops>
      </style:paragraph-properties>
    </style:style>
    <style:style style:name="PPIG_20_Code" style:display-name="PPIG Code" style:family="paragraph" style:parent-style-name="PPIG_20_Normal">
      <style:paragraph-properties fo:margin-left="0.751cm" fo:margin-right="0cm" fo:margin-top="0cm" fo:margin-bottom="0cm" loext:contextual-spacing="false" fo:text-indent="0cm" style:auto-text-indent="false" fo:padding-left="0.141cm" fo:padding-right="0cm" fo:padding-top="0cm" fo:padding-bottom="0cm" fo:border-left="0.51pt solid #000000" fo:border-right="none" fo:border-top="none" fo:border-bottom="none"/>
      <style:text-properties style:font-name="Courier New" fo:font-family="'Courier New'" style:font-family-generic="modern" fo:font-size="10pt"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MP3"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P4" style:family="paragraph" style:parent-style-name="Footer">
      <style:paragraph-properties>
        <style:tab-stops>
          <style:tab-stop style:position="8.5cm" style:type="center"/>
          <style:tab-stop style:position="16.034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1.52cm" fo:margin-bottom="1.52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2cm" fo:margin-left="0cm" fo:margin-right="0cm" fo:margin-bottom="0.921cm" style:dynamic-spacing="true"/>
      </style:header-style>
      <style:footer-style>
        <style:header-footer-properties fo:min-height="1.02cm" fo:margin-left="0cm" fo:margin-right="0cm" fo:margin-top="0.921cm" style:dynamic-spacing="true"/>
      </style:footer-style>
    </style:page-layout>
  </office:automatic-styles>
  <office:master-styles>
    <style:master-page style:name="Standard" style:page-layout-name="Mpm1">
      <style:header>
        <text:p text:style-name="MP1"><text:span text:style-name="MT1"><text:tab/><text:tab/></text:span><text:span text:style-name="Page_20_Number"><text:page-number text:select-page="current">4</text:page-number></text:span></text:p>
      </style:header>
      <style:header-first>
        <text:p text:style-name="MP2"><text:tab/><text:tab/></text:p>
      </style:header-first>
      <style:footer>
        <text:p text:style-name="MP3">AI Systems, Teesside University<text:tab/><text:tab/><text:tab/>www.agent-domain.org</text:p>
      </style:footer>
      <style:footer-first>
        <text:p text:style-name="MP4">AI Systems, Teesside University<text:tab/><text:tab/>www.ppig.org</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PIG Submission Template 2008</dc:title>
    <meta:keyword>PPIG; Template</meta:keyword>
    <meta:initial-creator>s</meta:initial-creator>
    <meta:creation-date>2014-01-24T18:05:00</meta:creation-date>
    <dc:date>2016-10-29T19:09:32.804060483</dc:date>
    <meta:print-date>2014-09-23T11:55:00</meta:print-date>
    <meta:editing-cycles>16</meta:editing-cycles>
    <meta:editing-duration>PT2H35M54S</meta:editing-duration>
    <meta:generator>LibreOffice/5.2.2.2$Linux_X86_64 LibreOffice_project/20m0$Build-2</meta:generator>
    <meta:document-statistic meta:table-count="1" meta:image-count="0" meta:object-count="0" meta:page-count="4" meta:paragraph-count="53" meta:word-count="720" meta:character-count="4498" meta:non-whitespace-character-count="3803"/>
  </office:meta>
</office:document-meta>
</file>